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/>
      <style:text-properties style:font-name="Arial1" fo:font-weight="bold" style:font-weight-asian="bold" style:font-name-complex="Arial2"/>
    </style:style>
    <style:style style:name="P2" style:family="paragraph" style:parent-style-name="Standard">
      <style:paragraph-properties fo:margin-top="0cm" fo:margin-bottom="0cm" fo:line-height="150%"/>
      <style:text-properties style:font-name="Arial1" style:font-name-complex="Arial2"/>
    </style:style>
    <style:style style:name="P3" style:family="paragraph" style:parent-style-name="Standard">
      <style:paragraph-properties fo:margin-top="0cm" fo:margin-bottom="0cm" fo:line-height="150%"/>
    </style:style>
    <style:style style:name="P4" style:family="paragraph" style:parent-style-name="Standard" style:master-page-name="Standard">
      <style:paragraph-properties fo:margin-top="0cm" fo:margin-bottom="0cm" fo:line-height="150%" style:page-number="auto"/>
    </style:style>
    <style:style style:name="P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weight="bold" style:font-weight-asian="bold" style:font-name-complex="Arial2"/>
    </style:style>
    <style:style style:name="T3" style:family="text">
      <style:text-properties style:font-name="Arial1" fo:font-size="13pt" fo:font-weight="bold" style:font-size-asian="13pt" style:font-weight-asian="bold" style:font-name-complex="Arial2" style:font-size-complex="13pt"/>
    </style:style>
    <style:style style:name="T4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5" style:family="text">
      <style:text-properties style:font-name="Arial1" fo:font-style="italic" style:font-style-asian="italic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UPIS - Sistemas de Informação - Projeto Integrado</text:span></text:p>
      <text:p text:style-name="P3"><text:span text:style-name="T2">Alunos:</text:span><text:span text:style-name="T1"> Francisco Ernesto e Jady Pâmella</text:span></text:p>
      <text:p text:style-name="P3"><text:span text:style-name="T2">Projeto:</text:span><text:span text:style-name="T1"> Biblioteca Comunitária</text:span></text:p>
      <text:p text:style-name="P1"/>
      <text:p text:style-name="P3"><text:span text:style-name="T3">1ª Ata Semanal</text:span></text:p>
      <text:p text:style-name="P1"/>
      <text:p text:style-name="P3"><text:span text:style-name="T2">1.1 - Atividades Realizadas</text:span></text:p>
      <text:p text:style-name="P2"/>
      <text:p text:style-name="P5"><text:span text:style-name="T1">Esta semana foi desenvolvida no </text:span><text:span text:style-name="T5">Cadastro de Membro</text:span><text:span text:style-name="T1"> a funcionalidade de </text:span><text:span text:style-name="T5">Adicionar Membro</text:span><text:span text:style-name="T1"> conforme previsto no cronograma. </text:span></text:p>
      <text:p text:style-name="P5"><text:span text:style-name="T1">Esta funcionalidade consiste na coleta de dados do membro (nome, CPF, e-mail, telefone, CEP, estado, cidade e sexo) e seu correto armazenamento no banco de dados selecionado.</text:span></text:p>
      <text:p text:style-name="P1"/>
      <text:p text:style-name="P3"><text:span text:style-name="T2">1.2 - Cronograma </text:span></text:p>
      <text:p text:style-name="P2"/>
      <text:p text:style-name="P5"><text:span text:style-name="T1">Documento com cronograma completo enviado em anexo.</text:span></text:p>
      <text:p text:style-name="P5"><text:span text:style-name="T1">Datas e percentual concluído descritos neste documento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33032</meta:initial-creator>
    <meta:editing-cycles>20</meta:editing-cycles>
    <meta:print-date>2011-10-21T23:52:00</meta:print-date>
    <meta:creation-date>2011-10-21T22:57:00</meta:creation-date>
    <dc:date>2011-10-23T19:14:07.13</dc:date>
    <meta:editing-duration>PT1M12S</meta:editing-duration>
    <meta:generator>LibreOffice/3.4$Win32 LibreOffice_project/340m1$Build-302</meta:generator>
    <meta:document-statistic meta:table-count="0" meta:image-count="0" meta:object-count="0" meta:page-count="1" meta:paragraph-count="10" meta:word-count="85" meta:character-count="579" meta:non-whitespace-character-count="502"/>
    <meta:user-defined meta:name="AppVersion">12.0000</meta:user-defined>
    <meta:user-defined meta:name="Company">up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